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ihibara" svg:font-family="akihibara" style:font-pitch="variable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oberBlackOblKat" svg:font-family="CooberBlackOblKat" style:font-pitch="fixed"/>
    <style:font-face style:name="Liberation Mono" svg:font-family="'Liberation Mono'" style:font-family-generic="modern" style:font-pitch="fixed"/>
    <style:font-face style:name="7pxkbus" svg:font-family="7pxkbus" style:font-pitch="variable"/>
    <style:font-face style:name="Akira" svg:font-family="Akira" style:font-pitch="variable"/>
    <style:font-face style:name="Aokahori" svg:font-family="Aokahori" style:font-pitch="variable"/>
    <style:font-face style:name="Arial Black" svg:font-family="'Arial Black'" style:font-pitch="variable"/>
    <style:font-face style:name="C059" svg:font-family="C059" style:font-pitch="variable"/>
    <style:font-face style:name="DejaVu Math TeX Gyre" svg:font-family="'DejaVu Math TeX Gyre'" style:font-pitch="variable"/>
    <style:font-face style:name="Genjiro" svg:font-family="Genjiro" style:font-pitch="variable"/>
    <style:font-face style:name="Hakubo Free Trial" svg:font-family="'Hakubo Free Trial'" style:font-pitch="variable"/>
    <style:font-face style:name="Hayamichi" svg:font-family="Hayamichi" style:font-pitch="variable"/>
    <style:font-face style:name="JayCons" svg:font-family="JayCons" style:font-pitch="variable"/>
    <style:font-face style:name="Kobajeon" svg:font-family="Kobajeon" style:font-pitch="variable"/>
    <style:font-face style:name="KouzanBrushFontOTF" svg:font-family="KouzanBrushFontOTF" style:font-pitch="variable"/>
    <style:font-face style:name="MadonoFont" svg:font-family="MadonoFont" style:font-pitch="variable"/>
    <style:font-face style:name="Niagato - Personal Use" svg:font-family="'Niagato - Personal Use'" style:font-pitch="variable"/>
    <style:font-face style:name="SUNRIZE" svg:font-family="SUNRIZE" style:font-pitch="variable"/>
    <style:font-face style:name="SUSHI SHIRO" svg:font-family="'SUSHI SHIRO'" style:font-pitch="variable"/>
    <style:font-face style:name="Sughoiy" svg:font-family="Sughoiy" style:font-pitch="variable"/>
    <style:font-face style:name="WenQuanYi Micro Hei1" svg:font-family="'WenQuanYi Micro Hei'" style:font-pitch="variable"/>
    <style:font-face style:name="Z003" svg:font-family="Z003" style:font-pitch="variable"/>
    <style:font-face style:name="cmex10" svg:font-family="cmex10" style:font-pitch="variable"/>
    <style:font-face style:name="copike kana" svg:font-family="'copike kana'" style:font-pitch="variable"/>
    <style:font-face style:name="enikusu HG" svg:font-family="'enikusu HG'" style:font-pitch="variable"/>
    <style:font-face style:name="mplus Nerd Font" svg:font-family="'mplus Nerd Font'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kami Gothic Kana" svg:font-family="'Akami Gothic Kana'" style:font-family-generic="swiss" style:font-pitch="variable"/>
    <style:font-face style:name="Akami Maru Gothic Kana" svg:font-family="'Akami Maru Gothic Kana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-asian="KouzanBrushFontOTF"/>
    </style:style>
    <style:style style:name="P2" style:family="paragraph" style:parent-style-name="Standard">
      <style:text-properties officeooo:paragraph-rsid="00114ce4" style:font-name-asian="KouzanBrushFontOTF"/>
    </style:style>
    <style:style style:name="P3" style:family="paragraph" style:parent-style-name="Standard">
      <style:text-properties officeooo:paragraph-rsid="0012648d" style:font-name-asian="Akami Maru Gothic Kana"/>
    </style:style>
    <style:style style:name="P4" style:family="paragraph" style:parent-style-name="Standard">
      <style:text-properties officeooo:paragraph-rsid="00114ce4" style:font-name-asian="copike kana"/>
    </style:style>
    <style:style style:name="P5" style:family="paragraph" style:parent-style-name="Standard">
      <style:text-properties style:font-name="copike kana" officeooo:rsid="00114ce4" officeooo:paragraph-rsid="00114ce4" style:font-name-asian="copike kana"/>
    </style:style>
    <style:style style:name="P6" style:family="paragraph" style:parent-style-name="Standard">
      <style:text-properties style:font-name="CooberBlackOblKat" officeooo:rsid="00114ce4" officeooo:paragraph-rsid="00114ce4" style:font-name-asian="copike kana"/>
    </style:style>
    <style:style style:name="P7" style:family="paragraph" style:parent-style-name="Standard">
      <style:text-properties style:font-name="7pxkbus" officeooo:rsid="00114ce4" officeooo:paragraph-rsid="00114ce4" style:font-name-asian="copike kana"/>
    </style:style>
    <style:style style:name="P8" style:family="paragraph" style:parent-style-name="Standard">
      <style:text-properties style:font-name="akihibara" officeooo:rsid="00114ce4" officeooo:paragraph-rsid="00114ce4" style:font-name-asian="copike kana"/>
    </style:style>
    <style:style style:name="P9" style:family="paragraph" style:parent-style-name="Standard">
      <style:text-properties style:font-name="Hakubo Free Trial" fo:font-style="normal" officeooo:rsid="00114ce4" officeooo:paragraph-rsid="00114ce4" style:font-name-asian="copike kana" style:font-style-asian="normal" style:font-style-complex="normal"/>
    </style:style>
    <style:style style:name="P10" style:family="paragraph" style:parent-style-name="Standard">
      <style:text-properties style:font-name="Hakubo Free Trial" fo:font-style="normal" officeooo:rsid="0012648d" officeooo:paragraph-rsid="0012648d" style:font-name-asian="Akami Maru Gothic Kana" style:font-style-asian="normal" style:font-style-complex="normal"/>
    </style:style>
    <style:style style:name="P11" style:family="paragraph" style:parent-style-name="Standard">
      <style:text-properties style:font-name="Hakubo Free Trial" fo:font-style="normal" officeooo:rsid="00114ce4" officeooo:paragraph-rsid="0012648d" style:font-name-asian="Akami Maru Gothic Kana" style:font-style-asian="normal" style:font-style-complex="normal"/>
    </style:style>
    <style:style style:name="P12" style:family="paragraph" style:parent-style-name="Standard">
      <style:text-properties style:font-name="Z003" fo:font-style="normal" officeooo:rsid="00114ce4" officeooo:paragraph-rsid="00114ce4" style:font-name-asian="copike kana" style:font-style-asian="normal" style:font-style-complex="normal"/>
    </style:style>
    <style:style style:name="P13" style:family="paragraph" style:parent-style-name="Standard">
      <style:text-properties style:font-name="SUNRIZE" fo:font-style="normal" officeooo:rsid="00114ce4" officeooo:paragraph-rsid="00114ce4" style:font-name-asian="copike kana" style:font-style-asian="normal" style:font-style-complex="normal"/>
    </style:style>
    <style:style style:name="P14" style:family="paragraph" style:parent-style-name="Standard">
      <style:text-properties style:font-name="Hayamichi" fo:font-style="normal" officeooo:rsid="00114ce4" officeooo:paragraph-rsid="0012648d" style:font-name-asian="copike kana" style:font-style-asian="normal" style:font-style-complex="normal"/>
    </style:style>
    <style:style style:name="P15" style:family="paragraph" style:parent-style-name="Standard">
      <style:text-properties style:font-name="enikusu HG" fo:font-style="normal" officeooo:rsid="00114ce4" officeooo:paragraph-rsid="00114ce4" style:font-name-asian="copike kana" style:font-style-asian="normal" style:font-style-complex="normal"/>
    </style:style>
    <style:style style:name="P16" style:family="paragraph" style:parent-style-name="Standard">
      <style:text-properties style:font-name="Niagato - Personal Use" fo:font-style="normal" officeooo:rsid="0012648d" officeooo:paragraph-rsid="0012648d" style:font-name-asian="copike kana" style:font-style-asian="normal" style:font-style-complex="normal"/>
    </style:style>
    <style:style style:name="P17" style:family="paragraph" style:parent-style-name="Standard">
      <style:text-properties style:font-name="SUSHI SHIRO" fo:font-style="normal" officeooo:rsid="0012648d" officeooo:paragraph-rsid="0012648d" style:font-name-asian="copike kana" style:font-style-asian="normal" style:font-style-complex="normal"/>
    </style:style>
    <style:style style:name="P18" style:family="paragraph" style:parent-style-name="Standard">
      <style:text-properties style:font-name="KouzanBrushFontOTF" fo:font-style="normal" officeooo:rsid="0012648d" officeooo:paragraph-rsid="0012648d" style:font-name-asian="copike kana" style:font-style-asian="normal" style:font-style-complex="normal"/>
    </style:style>
    <style:style style:name="P19" style:family="paragraph" style:parent-style-name="Standard">
      <style:text-properties style:font-name="KouzanBrushFontOTF" officeooo:rsid="0012648d" officeooo:paragraph-rsid="0012648d" style:font-name-asian="KouzanBrushFontOTF"/>
    </style:style>
    <style:style style:name="P20" style:family="paragraph" style:parent-style-name="Standard">
      <style:text-properties style:font-name="Kobajeon" fo:font-style="normal" officeooo:rsid="0012648d" officeooo:paragraph-rsid="0012648d" style:font-name-asian="copike kana" style:font-style-asian="normal" style:font-style-complex="normal"/>
    </style:style>
    <style:style style:name="P21" style:family="paragraph" style:parent-style-name="Standard">
      <style:text-properties style:font-name="Liberation Mono" fo:font-style="normal" officeooo:rsid="0012648d" officeooo:paragraph-rsid="0012648d" style:font-name-asian="Akami Maru Gothic Kana" style:font-style-asian="normal" style:font-style-complex="normal"/>
    </style:style>
    <style:style style:name="P22" style:family="paragraph" style:parent-style-name="Standard">
      <style:text-properties officeooo:paragraph-rsid="0012648d" style:font-name-asian="MadonoFont"/>
    </style:style>
    <style:style style:name="P23" style:family="paragraph" style:parent-style-name="Standard">
      <style:text-properties officeooo:paragraph-rsid="0012648d" style:font-name-asian="Sughoiy"/>
    </style:style>
    <style:style style:name="P24" style:family="paragraph" style:parent-style-name="Standard">
      <style:text-properties style:font-name="MadonoFont" fo:font-style="normal" officeooo:rsid="00114ce4" officeooo:paragraph-rsid="0012648d" style:font-name-asian="MadonoFont" style:font-style-asian="normal" style:font-style-complex="normal"/>
    </style:style>
    <style:style style:name="T1" style:family="text">
      <style:text-properties style:font-name="CooberBlackOblKat" officeooo:rsid="00114c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Kouzan brush</text:p>
      <text:p text:style-name="P1">どもありがとうございます</text:p>
      <text:p text:style-name="P2">光なる</text:p>
      <text:p text:style-name="P2">未来</text:p>
      <text:p text:style-name="P2">悪魔</text:p>
      <text:p text:style-name="P10"/>
      <text:p text:style-name="P21">akamimaru</text:p>
      <text:p text:style-name="P3">どもありがとうございます</text:p>
      <text:p text:style-name="P3">なる</text:p>
      <text:p text:style-name="P11">はくぼし</text:p>
      <text:p text:style-name="P11"/>
      <text:p text:style-name="P10">Madono</text:p>
      <text:p text:style-name="P22">どもありがとうございます</text:p>
      <text:p text:style-name="P22">なる</text:p>
      <text:p text:style-name="P24">みらいあかり</text:p>
      <text:p text:style-name="P24">はるなつあきふゆ</text:p>
      <text:p text:style-name="P14">stneirosntufiotnei</text:p>
      <text:p text:style-name="P15">qwfpgjluy;arstdhneiozxcvbkm,/</text:p>
      <text:p text:style-name="P15">a,,,,,</text:p>
      <text:p text:style-name="P20">rnsetineirosnteinecvzxcvm,.b/neaioquwyfpneioarstねあり</text:p>
      <text:p text:style-name="P18">stneirfnuintresi</text:p>
      <text:p text:style-name="P17">rsnteioneitwhatit</text:p>
      <text:p text:style-name="P16">rsnetiornuftoneiornsteDo not fear </text:p>
      <text:p text:style-name="P13">qwfpgjluy;arstneiohzxcvm,./b/.,mk,.bzvcxxxcc</text:p>
      <text:p text:style-name="P13">rstneineinte<text:tab/>iotunesitnuxoncvei</text:p>
      <text:p text:style-name="P12">astrstniornfeitnfuneicovnexiocvnurst</text:p>
      <text:p text:style-name="P9">hakubofreetrialzqwfpluy;luydeiontei123456789+</text:p>
      <text:p text:style-name="P7">wqwfpgluyrnestneibvkz,​mvnebiuyneoran</text:p>
      <text:p text:style-name="P7"/>
      <text:p text:style-name="P8">rstneiornsteioxcnveioast</text:p>
      <text:p text:style-name="P6"/>
      <text:p text:style-name="P4"><text:span text:style-name="T1">ststneiwfu</text:span></text:p>
      <text:p text:style-name="P4"/>
      <text:p text:style-name="P5">qwfpgjluy;arstneiozxcvmb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ihibara" svg:font-family="akihibara" style:font-pitch="variable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oberBlackOblKat" svg:font-family="CooberBlackOblKat" style:font-pitch="fixed"/>
    <style:font-face style:name="Liberation Mono" svg:font-family="'Liberation Mono'" style:font-family-generic="modern" style:font-pitch="fixed"/>
    <style:font-face style:name="7pxkbus" svg:font-family="7pxkbus" style:font-pitch="variable"/>
    <style:font-face style:name="Akira" svg:font-family="Akira" style:font-pitch="variable"/>
    <style:font-face style:name="Aokahori" svg:font-family="Aokahori" style:font-pitch="variable"/>
    <style:font-face style:name="Arial Black" svg:font-family="'Arial Black'" style:font-pitch="variable"/>
    <style:font-face style:name="C059" svg:font-family="C059" style:font-pitch="variable"/>
    <style:font-face style:name="DejaVu Math TeX Gyre" svg:font-family="'DejaVu Math TeX Gyre'" style:font-pitch="variable"/>
    <style:font-face style:name="Genjiro" svg:font-family="Genjiro" style:font-pitch="variable"/>
    <style:font-face style:name="Hakubo Free Trial" svg:font-family="'Hakubo Free Trial'" style:font-pitch="variable"/>
    <style:font-face style:name="Hayamichi" svg:font-family="Hayamichi" style:font-pitch="variable"/>
    <style:font-face style:name="JayCons" svg:font-family="JayCons" style:font-pitch="variable"/>
    <style:font-face style:name="Kobajeon" svg:font-family="Kobajeon" style:font-pitch="variable"/>
    <style:font-face style:name="KouzanBrushFontOTF" svg:font-family="KouzanBrushFontOTF" style:font-pitch="variable"/>
    <style:font-face style:name="MadonoFont" svg:font-family="MadonoFont" style:font-pitch="variable"/>
    <style:font-face style:name="Niagato - Personal Use" svg:font-family="'Niagato - Personal Use'" style:font-pitch="variable"/>
    <style:font-face style:name="SUNRIZE" svg:font-family="SUNRIZE" style:font-pitch="variable"/>
    <style:font-face style:name="SUSHI SHIRO" svg:font-family="'SUSHI SHIRO'" style:font-pitch="variable"/>
    <style:font-face style:name="Sughoiy" svg:font-family="Sughoiy" style:font-pitch="variable"/>
    <style:font-face style:name="WenQuanYi Micro Hei1" svg:font-family="'WenQuanYi Micro Hei'" style:font-pitch="variable"/>
    <style:font-face style:name="Z003" svg:font-family="Z003" style:font-pitch="variable"/>
    <style:font-face style:name="cmex10" svg:font-family="cmex10" style:font-pitch="variable"/>
    <style:font-face style:name="copike kana" svg:font-family="'copike kana'" style:font-pitch="variable"/>
    <style:font-face style:name="enikusu HG" svg:font-family="'enikusu HG'" style:font-pitch="variable"/>
    <style:font-face style:name="mplus Nerd Font" svg:font-family="'mplus Nerd Font'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kami Gothic Kana" svg:font-family="'Akami Gothic Kana'" style:font-family-generic="swiss" style:font-pitch="variable"/>
    <style:font-face style:name="Akami Maru Gothic Kana" svg:font-family="'Akami Maru Gothic Kana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0:25:24.138144345</meta:creation-date>
    <dc:date>2023-01-24T11:01:14.975113501</dc:date>
    <meta:editing-duration>PT19M20S</meta:editing-duration>
    <meta:editing-cycles>1</meta:editing-cycles>
    <meta:document-statistic meta:table-count="0" meta:image-count="0" meta:object-count="0" meta:page-count="1" meta:paragraph-count="29" meta:word-count="90" meta:character-count="514" meta:non-whitespace-character-count="494"/>
    <meta:generator>LibreOffice/7.0.4.2$Linux_X86_64 LibreOffice_project/00$Build-2</meta:generator>
  </office:meta>
</office:document-meta>
</file>